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Προεπιλεγμένηγραμματοσειρά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3" style:parent-style-name="Standard" style:family="paragraph">
      <style:paragraph-properties fo:text-align="center"/>
    </style:style>
    <style:style style:name="T4" style:parent-style-name="Προεπιλεγμένηγραμματοσειρά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6" style:parent-style-name="Standard" style:family="paragraph">
      <style:paragraph-properties fo:margin-bottom="0.1111in" fo:line-height="107%"/>
    </style:style>
    <style:style style:name="T7" style:parent-style-name="Προεπιλεγμένηγραμματοσειρά" style:family="text">
      <style:text-properties style:font-name-complex="Times New Roman" fo:font-weight="bold" style:font-weight-asian="bold" style:font-weight-complex="bold"/>
    </style:style>
    <style:style style:name="T8" style:parent-style-name="Προεπιλεγμένηγραμματοσειρά" style:family="text">
      <style:text-properties style:font-name-complex="Times New Roman" fo:language="en" fo:country="US"/>
    </style:style>
    <style:style style:name="T9" style:parent-style-name="Προεπιλεγμένηγραμματοσειρά" style:family="text">
      <style:text-properties style:font-name-complex="Times New Roman"/>
    </style:style>
    <style:style style:name="T10" style:parent-style-name="Προεπιλεγμένηγραμματοσειρά" style:family="text">
      <style:text-properties style:font-name-complex="Times New Roman" fo:language="en" fo:country="US"/>
    </style:style>
    <style:style style:name="T11" style:parent-style-name="Προεπιλεγμένηγραμματοσειρά" style:family="text">
      <style:text-properties style:font-name-complex="Times New Roman"/>
    </style:style>
    <style:style style:name="T12" style:parent-style-name="Προεπιλεγμένηγραμματοσειρά" style:family="text">
      <style:text-properties style:font-name-complex="Times New Roman" fo:language="en" fo:country="US"/>
    </style:style>
    <style:style style:name="T13" style:parent-style-name="Προεπιλεγμένηγραμματοσειρά" style:family="text">
      <style:text-properties style:font-name-complex="Times New Roman" fo:language="en" fo:country="US"/>
    </style:style>
    <style:style style:name="T14" style:parent-style-name="Προεπιλεγμένηγραμματοσειρά" style:family="text">
      <style:text-properties style:font-name-complex="Times New Roman" fo:language="en" fo:country="US"/>
    </style:style>
    <style:style style:name="P15" style:parent-style-name="Standard" style:family="paragraph">
      <style:paragraph-properties fo:margin-bottom="0.1111in" fo:line-height="107%"/>
    </style:style>
    <style:style style:name="T16" style:parent-style-name="Προεπιλεγμένηγραμματοσειρά" style:family="text">
      <style:text-properties style:font-name-complex="Times New Roman" fo:font-weight="bold" style:font-weight-asian="bold" style:font-weight-complex="bold"/>
    </style:style>
    <style:style style:name="T17" style:parent-style-name="Προεπιλεγμένηγραμματοσειρά" style:family="text">
      <style:text-properties style:font-name-complex="Times New Roman"/>
    </style:style>
    <style:style style:name="P18" style:parent-style-name="Standard" style:family="paragraph">
      <style:paragraph-properties fo:margin-bottom="0.1111in" fo:line-height="107%"/>
    </style:style>
    <style:style style:name="T19" style:parent-style-name="Προεπιλεγμένηγραμματοσειρά" style:family="text">
      <style:text-properties style:font-name-complex="Times New Roman" fo:font-weight="bold" style:font-weight-asian="bold" style:font-weight-complex="bold"/>
    </style:style>
    <style:style style:name="T20" style:parent-style-name="Προεπιλεγμένηγραμματοσειρά" style:family="text">
      <style:text-properties style:font-name-complex="Times New Roman"/>
    </style:style>
    <style:style style:name="T21" style:parent-style-name="Προεπιλεγμένηγραμματοσειρά" style:family="text">
      <style:text-properties style:font-name-complex="Times New Roman" fo:language="en" fo:country="US"/>
    </style:style>
    <style:style style:name="T22" style:parent-style-name="Προεπιλεγμένηγραμματοσειρά" style:family="text">
      <style:text-properties style:font-name-complex="Times New Roman"/>
    </style:style>
    <style:style style:name="T23" style:parent-style-name="Προεπιλεγμένηγραμματοσειρά" style:family="text">
      <style:text-properties style:font-name-complex="Times New Roman" fo:language="en" fo:country="US"/>
    </style:style>
    <style:style style:name="T24" style:parent-style-name="Προεπιλεγμένηγραμματοσειρά" style:family="text">
      <style:text-properties style:font-name-complex="Times New Roman"/>
    </style:style>
    <style:style style:name="P25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T26" style:parent-style-name="Προεπιλεγμένηγραμματοσειρά" style:family="text">
      <style:text-properties style:font-weight-complex="bold" style:font-style-complex="italic" fo:font-size="14pt" style:font-size-asian="14pt" style:font-size-complex="14pt" fo:language="en" fo:country="US"/>
    </style:style>
    <style:style style:name="P27" style:parent-style-name="Παράγραφοςλίστας" style:list-style-name="WWNum1" style:family="paragraph"/>
    <style:style style:name="T28" style:parent-style-name="Προεπιλεγμένηγραμματοσειρά" style:family="text">
      <style:text-properties fo:font-size="12pt" style:font-size-asian="12pt" style:font-size-complex="12pt"/>
    </style:style>
    <style:style style:name="T29" style:parent-style-name="Προεπιλεγμένηγραμματοσειρά" style:family="text">
      <style:text-properties fo:font-size="12pt" style:font-size-asian="12pt" style:font-size-complex="12pt"/>
    </style:style>
    <style:style style:name="T30" style:parent-style-name="Προεπιλεγμένηγραμματοσειρά" style:family="text">
      <style:text-properties fo:font-size="12pt" style:font-size-asian="12pt" style:font-size-complex="12pt"/>
    </style:style>
    <style:style style:name="T31" style:parent-style-name="Προεπιλεγμένηγραμματοσειρά" style:family="text">
      <style:text-properties fo:font-size="12pt" style:font-size-asian="12pt" style:font-size-complex="12pt"/>
    </style:style>
    <style:style style:name="T3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33" style:parent-style-name="Προεπιλεγμένηγραμματοσειρά" style:family="text">
      <style:text-properties fo:font-size="12pt" style:font-size-asian="12pt" style:font-size-complex="12pt"/>
    </style:style>
    <style:style style:name="T3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35" style:parent-style-name="Προεπιλεγμένηγραμματοσειρά" style:family="text">
      <style:text-properties fo:font-size="12pt" style:font-size-asian="12pt" style:font-size-complex="12pt"/>
    </style:style>
    <style:style style:name="T36" style:parent-style-name="Προεπιλεγμένηγραμματοσειρά" style:family="text">
      <style:text-properties fo:font-size="12pt" style:font-size-asian="12pt" style:font-size-complex="12pt"/>
    </style:style>
    <style:style style:name="P37" style:parent-style-name="Παράγραφοςλίστας" style:list-style-name="WWNum1" style:family="paragraph"/>
    <style:style style:name="T38" style:parent-style-name="Προεπιλεγμένηγραμματοσειρά" style:family="text">
      <style:text-properties fo:font-size="12pt" style:font-size-asian="12pt" style:font-size-complex="12pt"/>
    </style:style>
    <style:style style:name="P39" style:parent-style-name="Παράγραφοςλίστας" style:list-style-name="WWNum1" style:family="paragraph"/>
    <style:style style:name="T40" style:parent-style-name="Προεπιλεγμένηγραμματοσειρά" style:family="text">
      <style:text-properties fo:font-size="12pt" style:font-size-asian="12pt" style:font-size-complex="12pt"/>
    </style:style>
    <style:style style:name="P41" style:parent-style-name="Παράγραφοςλίστας" style:list-style-name="WWNum1" style:family="paragraph"/>
    <style:style style:name="T42" style:parent-style-name="Προεπιλεγμένηγραμματοσειρά" style:family="text">
      <style:text-properties fo:font-size="12pt" style:font-size-asian="12pt" style:font-size-complex="12pt"/>
    </style:style>
    <style:style style:name="T43" style:parent-style-name="Προεπιλεγμένηγραμματοσειρά" style:family="text">
      <style:text-properties fo:font-size="12pt" style:font-size-asian="12pt" style:font-size-complex="12pt"/>
    </style:style>
    <style:style style:name="P44" style:parent-style-name="Παράγραφοςλίστας" style:list-style-name="WWNum1" style:family="paragraph"/>
    <style:style style:name="T45" style:parent-style-name="Προεπιλεγμένηγραμματοσειρά" style:family="text">
      <style:text-properties fo:font-size="12pt" style:font-size-asian="12pt" style:font-size-complex="12pt"/>
    </style:style>
    <style:style style:name="T46" style:parent-style-name="Προεπιλεγμένηγραμματοσειρά" style:family="text">
      <style:text-properties fo:font-size="12pt" style:font-size-asian="12pt" style:font-size-complex="12pt"/>
    </style:style>
    <style:style style:name="P47" style:parent-style-name="Παράγραφοςλίστας" style:list-style-name="WWNum1" style:family="paragraph"/>
    <style:style style:name="T48" style:parent-style-name="Προεπιλεγμένηγραμματοσειρά" style:family="text">
      <style:text-properties fo:font-size="12pt" style:font-size-asian="12pt" style:font-size-complex="12pt"/>
    </style:style>
    <style:style style:name="T49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50" style:parent-style-name="Προεπιλεγμένηγραμματοσειρά" style:family="text">
      <style:text-properties fo:font-size="12pt" style:font-size-asian="12pt" style:font-size-complex="12pt"/>
    </style:style>
    <style:style style:name="P51" style:parent-style-name="Παράγραφοςλίστας" style:family="paragraph">
      <style:text-properties fo:font-size="12pt" style:font-size-asian="12pt" style:font-size-complex="12pt"/>
    </style:style>
    <style:style style:name="T52" style:parent-style-name="Προεπιλεγμένηγραμματοσειρά" style:family="text">
      <style:text-properties fo:font-size="14pt" style:font-size-asian="14pt" style:font-size-complex="14pt"/>
    </style:style>
    <style:style style:name="T53" style:parent-style-name="Προεπιλεγμένηγραμματοσειρά" style:family="text">
      <style:text-properties fo:font-size="12pt" style:font-size-asian="12pt" style:font-size-complex="12pt"/>
    </style:style>
    <style:style style:name="T54" style:parent-style-name="Προεπιλεγμένηγραμματοσειρά" style:family="text">
      <style:text-properties fo:font-size="12pt" style:font-size-asian="12pt" style:font-size-complex="12pt"/>
    </style:style>
    <style:style style:name="T55" style:parent-style-name="Προεπιλεγμένηγραμματοσειρά" style:family="text">
      <style:text-properties fo:font-size="12pt" style:font-size-asian="12pt" style:font-size-complex="12pt"/>
    </style:style>
    <style:style style:name="T56" style:parent-style-name="Προεπιλεγμένηγραμματοσειρά" style:family="text">
      <style:text-properties fo:font-size="12pt" style:font-size-asian="12pt" style:font-size-complex="12pt"/>
    </style:style>
    <style:style style:name="T57" style:parent-style-name="Προεπιλεγμένηγραμματοσειρά" style:family="text">
      <style:text-properties fo:font-size="12pt" style:font-size-asian="12pt" style:font-size-complex="12pt"/>
    </style:style>
    <style:style style:name="P58" style:parent-style-name="Standard" style:family="paragraph">
      <style:text-properties fo:font-size="12pt" style:font-size-asian="12pt" style:font-size-complex="12pt"/>
    </style:style>
    <style:style style:name="T59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/>
    </style:style>
    <style:style style:name="T60" style:parent-style-name="Προεπιλεγμένηγραμματοσειρά" style:family="text">
      <style:text-properties fo:font-size="12pt" style:font-size-asian="12pt" style:font-size-complex="12pt"/>
    </style:style>
    <style:style style:name="T61" style:parent-style-name="Προεπιλεγμένηγραμματοσειρά" style:family="text">
      <style:text-properties fo:font-size="12pt" style:font-size-asian="12pt" style:font-size-complex="12pt"/>
    </style:style>
    <style:style style:name="T6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63" style:parent-style-name="Προεπιλεγμένηγραμματοσειρά" style:family="text">
      <style:text-properties fo:font-size="12pt" style:font-size-asian="12pt" style:font-size-complex="12pt"/>
    </style:style>
    <style:style style:name="T6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65" style:parent-style-name="Προεπιλεγμένηγραμματοσειρά" style:family="text">
      <style:text-properties fo:font-size="12pt" style:font-size-asian="12pt" style:font-size-complex="12pt"/>
    </style:style>
    <style:style style:name="T66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/>
    </style:style>
    <style:style style:name="T67" style:parent-style-name="Προεπιλεγμένηγραμματοσειρά" style:family="text">
      <style:text-properties fo:font-size="12pt" style:font-size-asian="12pt" style:font-size-complex="12pt"/>
    </style:style>
    <style:style style:name="T68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/>
    </style:style>
    <style:style style:name="T69" style:parent-style-name="Προεπιλεγμένηγραμματοσειρά" style:family="text">
      <style:text-properties fo:font-size="12pt" style:font-size-asian="12pt" style:font-size-complex="12pt"/>
    </style:style>
    <style:style style:name="T7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71" style:parent-style-name="Προεπιλεγμένηγραμματοσειρά" style:family="text">
      <style:text-properties fo:font-size="12pt" style:font-size-asian="12pt" style:font-size-complex="12pt"/>
    </style:style>
    <style:style style:name="T7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73" style:parent-style-name="Προεπιλεγμένηγραμματοσειρά" style:family="text">
      <style:text-properties fo:font-size="12pt" style:font-size-asian="12pt" style:font-size-complex="12pt"/>
    </style:style>
    <style:style style:name="T74" style:parent-style-name="Προεπιλεγμένηγραμματοσειρά" style:family="text">
      <style:text-properties fo:font-size="12pt" style:font-size-asian="12pt" style:font-size-complex="12pt"/>
    </style:style>
    <style:style style:name="T75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76" style:parent-style-name="Προεπιλεγμένηγραμματοσειρά" style:family="text">
      <style:text-properties fo:font-size="12pt" style:font-size-asian="12pt" style:font-size-complex="12pt"/>
    </style:style>
    <style:style style:name="T77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78" style:parent-style-name="Προεπιλεγμένηγραμματοσειρά" style:family="text">
      <style:text-properties fo:font-size="12pt" style:font-size-asian="12pt" style:font-size-complex="12pt"/>
    </style:style>
    <style:style style:name="T79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80" style:parent-style-name="Προεπιλεγμένηγραμματοσειρά" style:family="text">
      <style:text-properties fo:font-size="12pt" style:font-size-asian="12pt" style:font-size-complex="12pt"/>
    </style:style>
    <style:style style:name="P81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82" style:parent-style-name="Προεπιλεγμένηγραμματοσειρά" style:family="text">
      <style:text-properties style:font-weight-complex="bold" style:font-style-complex="italic" fo:font-size="14pt" style:font-size-asian="14pt" style:font-size-complex="14pt" fo:language="en" fo:country="US"/>
    </style:style>
    <style:style style:name="P83" style:parent-style-name="Παράγραφοςλίστας" style:list-style-name="WWNum2" style:family="paragraph"/>
    <style:style style:name="T84" style:parent-style-name="Προεπιλεγμένηγραμματοσειρά" style:family="text">
      <style:text-properties fo:font-size="12pt" style:font-size-asian="12pt" style:font-size-complex="12pt"/>
    </style:style>
    <style:style style:name="T85" style:parent-style-name="Προεπιλεγμένηγραμματοσειρά" style:family="text">
      <style:text-properties fo:font-size="12pt" style:font-size-asian="12pt" style:font-size-complex="12pt"/>
    </style:style>
    <style:style style:name="T86" style:parent-style-name="Προεπιλεγμένηγραμματοσειρά" style:family="text">
      <style:text-properties fo:font-size="12pt" style:font-size-asian="12pt" style:font-size-complex="12pt"/>
    </style:style>
    <style:style style:name="T87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88" style:parent-style-name="Προεπιλεγμένηγραμματοσειρά" style:family="text">
      <style:text-properties fo:font-size="12pt" style:font-size-asian="12pt" style:font-size-complex="12pt"/>
    </style:style>
    <style:style style:name="T89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90" style:parent-style-name="Προεπιλεγμένηγραμματοσειρά" style:family="text">
      <style:text-properties fo:font-size="12pt" style:font-size-asian="12pt" style:font-size-complex="12pt"/>
    </style:style>
    <style:style style:name="T91" style:parent-style-name="Προεπιλεγμένηγραμματοσειρά" style:family="text">
      <style:text-properties fo:font-size="12pt" style:font-size-asian="12pt" style:font-size-complex="12pt"/>
    </style:style>
    <style:style style:name="P92" style:parent-style-name="Παράγραφοςλίστας" style:list-style-name="WWNum2" style:family="paragraph"/>
    <style:style style:name="T93" style:parent-style-name="Προεπιλεγμένηγραμματοσειρά" style:family="text">
      <style:text-properties fo:font-size="12pt" style:font-size-asian="12pt" style:font-size-complex="12pt"/>
    </style:style>
    <style:style style:name="T94" style:parent-style-name="Προεπιλεγμένηγραμματοσειρά" style:family="text">
      <style:text-properties fo:font-size="12pt" style:font-size-asian="12pt" style:font-size-complex="12pt"/>
    </style:style>
    <style:style style:name="T95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96" style:parent-style-name="Προεπιλεγμένηγραμματοσειρά" style:family="text">
      <style:text-properties fo:font-size="12pt" style:font-size-asian="12pt" style:font-size-complex="12pt"/>
    </style:style>
    <style:style style:name="T97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98" style:parent-style-name="Προεπιλεγμένηγραμματοσειρά" style:family="text">
      <style:text-properties fo:font-size="12pt" style:font-size-asian="12pt" style:font-size-complex="12pt"/>
    </style:style>
    <style:style style:name="T99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00" style:parent-style-name="Προεπιλεγμένηγραμματοσειρά" style:family="text">
      <style:text-properties fo:font-size="12pt" style:font-size-asian="12pt" style:font-size-complex="12pt"/>
    </style:style>
    <style:style style:name="P101" style:parent-style-name="Παράγραφοςλίστας" style:list-style-name="WWNum2" style:family="paragraph"/>
    <style:style style:name="T102" style:parent-style-name="Προεπιλεγμένηγραμματοσειρά" style:family="text">
      <style:text-properties fo:font-size="12pt" style:font-size-asian="12pt" style:font-size-complex="12pt"/>
    </style:style>
    <style:style style:name="T103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04" style:parent-style-name="Προεπιλεγμένηγραμματοσειρά" style:family="text">
      <style:text-properties fo:font-size="12pt" style:font-size-asian="12pt" style:font-size-complex="12pt"/>
    </style:style>
    <style:style style:name="T105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06" style:parent-style-name="Προεπιλεγμένηγραμματοσειρά" style:family="text">
      <style:text-properties fo:font-size="12pt" style:font-size-asian="12pt" style:font-size-complex="12pt"/>
    </style:style>
    <style:style style:name="T107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08" style:parent-style-name="Προεπιλεγμένηγραμματοσειρά" style:family="text">
      <style:text-properties fo:font-size="12pt" style:font-size-asian="12pt" style:font-size-complex="12pt"/>
    </style:style>
    <style:style style:name="T109" style:parent-style-name="Προεπιλεγμένηγραμματοσειρά" style:family="text">
      <style:text-properties fo:font-size="12pt" style:font-size-asian="12pt" style:font-size-complex="12pt"/>
    </style:style>
    <style:style style:name="T110" style:parent-style-name="Προεπιλεγμένηγραμματοσειρά" style:family="text">
      <style:text-properties fo:font-size="12pt" style:font-size-asian="12pt" style:font-size-complex="12pt"/>
    </style:style>
    <style:style style:name="P111" style:parent-style-name="Παράγραφοςλίστας" style:list-style-name="WWNum2" style:family="paragraph"/>
    <style:style style:name="T112" style:parent-style-name="Προεπιλεγμένηγραμματοσειρά" style:family="text">
      <style:text-properties fo:font-size="12pt" style:font-size-asian="12pt" style:font-size-complex="12pt"/>
    </style:style>
    <style:style style:name="T113" style:parent-style-name="Προεπιλεγμένηγραμματοσειρά" style:family="text">
      <style:text-properties fo:font-size="12pt" style:font-size-asian="12pt" style:font-size-complex="12pt"/>
    </style:style>
    <style:style style:name="P114" style:parent-style-name="Παράγραφοςλίστας" style:list-style-name="WWNum2" style:family="paragraph"/>
    <style:style style:name="T115" style:parent-style-name="Προεπιλεγμένηγραμματοσειρά" style:family="text">
      <style:text-properties fo:font-size="12pt" style:font-size-asian="12pt" style:font-size-complex="12pt"/>
    </style:style>
    <style:style style:name="P116" style:parent-style-name="Παράγραφοςλίστας" style:list-style-name="WWNum2" style:family="paragraph"/>
    <style:style style:name="T117" style:parent-style-name="Προεπιλεγμένηγραμματοσειρά" style:family="text">
      <style:text-properties fo:font-size="12pt" style:font-size-asian="12pt" style:font-size-complex="12pt"/>
    </style:style>
    <style:style style:name="P118" style:parent-style-name="Παράγραφοςλίστας" style:family="paragraph">
      <style:text-properties fo:font-size="12pt" style:font-size-asian="12pt" style:font-size-complex="12pt"/>
    </style:style>
    <style:style style:name="T119" style:parent-style-name="Προεπιλεγμένηγραμματοσειρά" style:family="text">
      <style:text-properties fo:font-size="12pt" style:font-size-asian="12pt" style:font-size-complex="12pt"/>
    </style:style>
    <style:style style:name="T120" style:parent-style-name="Προεπιλεγμένηγραμματοσειρά" style:family="text">
      <style:text-properties fo:font-size="12pt" style:font-size-asian="12pt" style:font-size-complex="12pt"/>
    </style:style>
    <style:style style:name="T121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2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23" style:parent-style-name="Προεπιλεγμένηγραμματοσειρά" style:family="text">
      <style:text-properties fo:language="en" fo:country="US"/>
    </style:style>
    <style:style style:name="T124" style:parent-style-name="Προεπιλεγμένηγραμματοσειρά" style:family="text">
      <style:text-properties fo:language="en" fo:country="US"/>
    </style:style>
    <style:style style:name="T125" style:parent-style-name="Προεπιλεγμένηγραμματοσειρά" style:family="text">
      <style:text-properties fo:language="en" fo:country="US"/>
    </style:style>
    <style:style style:name="T126" style:parent-style-name="Προεπιλεγμένηγραμματοσειρά" style:family="text">
      <style:text-properties fo:language="en" fo:country="GB"/>
    </style:style>
    <style:style style:name="T127" style:parent-style-name="Προεπιλεγμένηγραμματοσειρά" style:family="text">
      <style:text-properties fo:language="en" fo:country="US"/>
    </style:style>
    <style:style style:name="T128" style:parent-style-name="Προεπιλεγμένηγραμματοσειρά" style:family="text">
      <style:text-properties fo:language="en" fo:country="US"/>
    </style:style>
    <style:style style:name="T129" style:parent-style-name="Προεπιλεγμένηγραμματοσειρά" style:family="text">
      <style:text-properties fo:language="en" fo:country="US"/>
    </style:style>
    <style:style style:name="P130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T131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/>
    </style:style>
    <style:style style:name="T132" style:parent-style-name="Προεπιλεγμένηγραμματοσειρά" style:family="text">
      <style:text-properties fo:font-size="12pt" style:font-size-asian="12pt" style:font-size-complex="12pt"/>
    </style:style>
    <style:style style:name="T133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34" style:parent-style-name="Προεπιλεγμένηγραμματοσειρά" style:family="text">
      <style:text-properties fo:font-size="12pt" style:font-size-asian="12pt" style:font-size-complex="12pt"/>
    </style:style>
    <style:style style:name="T135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3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37" style:parent-style-name="Προεπιλεγμένηγραμματοσειρά" style:family="text">
      <style:text-properties fo:font-size="12pt" style:font-size-asian="12pt" style:font-size-complex="12pt"/>
    </style:style>
    <style:style style:name="T138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/>
    </style:style>
    <style:style style:name="T139" style:parent-style-name="Προεπιλεγμένηγραμματοσειρά" style:family="text">
      <style:text-properties fo:font-size="12pt" style:font-size-asian="12pt" style:font-size-complex="12pt"/>
    </style:style>
    <style:style style:name="T140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/>
    </style:style>
    <style:style style:name="T141" style:parent-style-name="Προεπιλεγμένηγραμματοσειρά" style:family="text">
      <style:text-properties fo:font-size="12pt" style:font-size-asian="12pt" style:font-size-complex="12pt"/>
    </style:style>
    <style:style style:name="T14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43" style:parent-style-name="Προεπιλεγμένηγραμματοσειρά" style:family="text">
      <style:text-properties fo:font-size="12pt" style:font-size-asian="12pt" style:font-size-complex="12pt"/>
    </style:style>
    <style:style style:name="T14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45" style:parent-style-name="Προεπιλεγμένηγραμματοσειρά" style:family="text">
      <style:text-properties fo:font-size="12pt" style:font-size-asian="12pt" style:font-size-complex="12pt"/>
    </style:style>
    <style:style style:name="T146" style:parent-style-name="Προεπιλεγμένηγραμματοσειρά" style:family="text">
      <style:text-properties fo:font-size="12pt" style:font-size-asian="12pt" style:font-size-complex="12pt"/>
    </style:style>
    <style:style style:name="T147" style:parent-style-name="Προεπιλεγμένηγραμματοσειρά" style:family="text">
      <style:text-properties fo:font-size="12pt" style:font-size-asian="12pt" style:font-size-complex="12pt"/>
    </style:style>
    <style:style style:name="P148" style:parent-style-name="Standard" style:family="paragraph">
      <style:text-properties fo:font-size="12pt" style:font-size-asian="12pt" style:font-size-complex="12pt"/>
    </style:style>
    <style:style style:name="T149" style:parent-style-name="Προεπιλεγμένηγραμματοσειρά" style:family="text">
      <style:text-properties fo:font-size="12pt" style:font-size-asian="12pt" style:font-size-complex="12pt"/>
    </style:style>
    <style:style style:name="T150" style:parent-style-name="Προεπιλεγμένηγραμματοσειρά" style:family="text">
      <style:text-properties fo:font-size="16pt" style:font-size-asian="16pt" style:font-size-complex="16pt"/>
    </style:style>
    <style:style style:name="P151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152" style:parent-style-name="Προεπιλεγμένηγραμματοσειρά" style:family="text">
      <style:text-properties style:font-weight-complex="bold" style:font-style-complex="italic" fo:font-size="14pt" style:font-size-asian="14pt" style:font-size-complex="14pt" fo:language="en" fo:country="US"/>
    </style:style>
    <style:style style:name="P153" style:parent-style-name="Παράγραφοςλίστας" style:list-style-name="WWNum3" style:family="paragraph"/>
    <style:style style:name="T154" style:parent-style-name="Προεπιλεγμένηγραμματοσειρά" style:family="text">
      <style:text-properties fo:font-size="12pt" style:font-size-asian="12pt" style:font-size-complex="12pt"/>
    </style:style>
    <style:style style:name="T155" style:parent-style-name="Προεπιλεγμένηγραμματοσειρά" style:family="text">
      <style:text-properties fo:font-size="12pt" style:font-size-asian="12pt" style:font-size-complex="12pt"/>
    </style:style>
    <style:style style:name="T156" style:parent-style-name="Προεπιλεγμένηγραμματοσειρά" style:family="text">
      <style:text-properties fo:font-size="12pt" style:font-size-asian="12pt" style:font-size-complex="12pt"/>
    </style:style>
    <style:style style:name="T157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58" style:parent-style-name="Προεπιλεγμένηγραμματοσειρά" style:family="text">
      <style:text-properties fo:font-size="12pt" style:font-size-asian="12pt" style:font-size-complex="12pt"/>
    </style:style>
    <style:style style:name="T159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60" style:parent-style-name="Προεπιλεγμένηγραμματοσειρά" style:family="text">
      <style:text-properties fo:font-size="12pt" style:font-size-asian="12pt" style:font-size-complex="12pt"/>
    </style:style>
    <style:style style:name="T161" style:parent-style-name="Προεπιλεγμένηγραμματοσειρά" style:family="text">
      <style:text-properties fo:font-size="12pt" style:font-size-asian="12pt" style:font-size-complex="12pt"/>
    </style:style>
    <style:style style:name="P162" style:parent-style-name="Παράγραφοςλίστας" style:list-style-name="WWNum3" style:family="paragraph"/>
    <style:style style:name="T163" style:parent-style-name="Προεπιλεγμένηγραμματοσειρά" style:family="text">
      <style:text-properties fo:font-size="12pt" style:font-size-asian="12pt" style:font-size-complex="12pt"/>
    </style:style>
    <style:style style:name="T164" style:parent-style-name="Προεπιλεγμένηγραμματοσειρά" style:family="text">
      <style:text-properties fo:font-size="12pt" style:font-size-asian="12pt" style:font-size-complex="12pt"/>
    </style:style>
    <style:style style:name="T165" style:parent-style-name="Προεπιλεγμένηγραμματοσειρά" style:family="text">
      <style:text-properties fo:font-size="12pt" style:font-size-asian="12pt" style:font-size-complex="12pt"/>
    </style:style>
    <style:style style:name="T166" style:parent-style-name="Προεπιλεγμένηγραμματοσειρά" style:family="text">
      <style:text-properties fo:font-size="12pt" style:font-size-asian="12pt" style:font-size-complex="12pt"/>
    </style:style>
    <style:style style:name="P167" style:parent-style-name="Παράγραφοςλίστας" style:list-style-name="WWNum3" style:family="paragraph"/>
    <style:style style:name="T168" style:parent-style-name="Προεπιλεγμένηγραμματοσειρά" style:family="text">
      <style:text-properties fo:font-size="12pt" style:font-size-asian="12pt" style:font-size-complex="12pt"/>
    </style:style>
    <style:style style:name="T169" style:parent-style-name="Προεπιλεγμένηγραμματοσειρά" style:family="text">
      <style:text-properties fo:font-size="12pt" style:font-size-asian="12pt" style:font-size-complex="12pt"/>
    </style:style>
    <style:style style:name="T170" style:parent-style-name="Προεπιλεγμένηγραμματοσειρά" style:family="text">
      <style:text-properties fo:font-size="12pt" style:font-size-asian="12pt" style:font-size-complex="12pt"/>
    </style:style>
    <style:style style:name="T171" style:parent-style-name="Προεπιλεγμένηγραμματοσειρά" style:family="text">
      <style:text-properties fo:font-size="12pt" style:font-size-asian="12pt" style:font-size-complex="12pt"/>
    </style:style>
    <style:style style:name="T172" style:parent-style-name="Προεπιλεγμένηγραμματοσειρά" style:family="text">
      <style:text-properties fo:font-size="12pt" style:font-size-asian="12pt" style:font-size-complex="12pt"/>
    </style:style>
    <style:style style:name="P173" style:parent-style-name="Παράγραφοςλίστας" style:list-style-name="WWNum3" style:family="paragraph"/>
    <style:style style:name="T174" style:parent-style-name="Προεπιλεγμένηγραμματοσειρά" style:family="text">
      <style:text-properties fo:font-size="12pt" style:font-size-asian="12pt" style:font-size-complex="12pt"/>
    </style:style>
    <style:style style:name="T175" style:parent-style-name="Προεπιλεγμένηγραμματοσειρά" style:family="text">
      <style:text-properties fo:font-size="12pt" style:font-size-asian="12pt" style:font-size-complex="12pt"/>
    </style:style>
    <style:style style:name="P176" style:parent-style-name="Παράγραφοςλίστας" style:list-style-name="WWNum3" style:family="paragraph"/>
    <style:style style:name="T177" style:parent-style-name="Προεπιλεγμένηγραμματοσειρά" style:family="text">
      <style:text-properties fo:font-size="12pt" style:font-size-asian="12pt" style:font-size-complex="12pt"/>
    </style:style>
    <style:style style:name="T178" style:parent-style-name="Προεπιλεγμένηγραμματοσειρά" style:family="text">
      <style:text-properties fo:font-size="12pt" style:font-size-asian="12pt" style:font-size-complex="12pt"/>
    </style:style>
    <style:style style:name="T179" style:parent-style-name="Προεπιλεγμένηγραμματοσειρά" style:family="text">
      <style:text-properties fo:font-size="12pt" style:font-size-asian="12pt" style:font-size-complex="12pt"/>
    </style:style>
    <style:style style:name="P180" style:parent-style-name="Παράγραφοςλίστας" style:list-style-name="WWNum3" style:family="paragraph"/>
    <style:style style:name="T181" style:parent-style-name="Προεπιλεγμένηγραμματοσειρά" style:family="text">
      <style:text-properties fo:language="en" fo:country="US"/>
    </style:style>
    <style:style style:name="P182" style:parent-style-name="Παράγραφοςλίστας" style:list-style-name="WWNum3" style:family="paragraph"/>
    <style:style style:name="P183" style:parent-style-name="Standard" style:family="paragraph">
      <style:text-properties fo:font-size="12pt" style:font-size-asian="12pt" style:font-size-complex="12pt"/>
    </style:style>
    <style:style style:name="T184" style:parent-style-name="Προεπιλεγμένηγραμματοσειρά" style:family="text">
      <style:text-properties fo:font-size="14pt" style:font-size-asian="14pt" style:font-size-complex="14pt"/>
    </style:style>
    <style:style style:name="P185" style:parent-style-name="Standard" style:family="paragraph">
      <style:text-properties fo:font-size="12pt" style:font-size-asian="12pt" style:font-size-complex="12pt"/>
    </style:style>
    <style:style style:name="P186" style:parent-style-name="Standard" style:family="paragraph">
      <style:text-properties fo:font-size="12pt" style:font-size-asian="12pt" style:font-size-complex="12pt"/>
    </style:style>
    <style:style style:name="T187" style:parent-style-name="Προεπιλεγμένηγραμματοσειρά" style:family="text">
      <style:text-properties fo:font-size="12pt" style:font-size-asian="12pt" style:font-size-complex="12pt"/>
    </style:style>
    <style:style style:name="T188" style:parent-style-name="Προεπιλεγμένηγραμματοσειρά" style:family="text">
      <style:text-properties fo:font-size="12pt" style:font-size-asian="12pt" style:font-size-complex="12pt"/>
    </style:style>
    <style:style style:name="T189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90" style:parent-style-name="Προεπιλεγμένηγραμματοσειρά" style:family="text">
      <style:text-properties fo:font-size="12pt" style:font-size-asian="12pt" style:font-size-complex="12pt"/>
    </style:style>
    <style:style style:name="T191" style:parent-style-name="Προεπιλεγμένηγραμματοσειρά" style:family="text">
      <style:text-properties fo:font-size="12pt" style:font-size-asian="12pt" style:font-size-complex="12pt"/>
    </style:style>
    <style:style style:name="T192" style:parent-style-name="Προεπιλεγμένηγραμματοσειρά" style:family="text">
      <style:text-properties fo:font-size="12pt" style:font-size-asian="12pt" style:font-size-complex="12pt"/>
    </style:style>
    <style:style style:name="T193" style:parent-style-name="Προεπιλεγμένηγραμματοσειρά" style:family="text">
      <style:text-properties fo:font-size="12pt" style:font-size-asian="12pt" style:font-size-complex="12pt"/>
    </style:style>
    <style:style style:name="T194" style:parent-style-name="Προεπιλεγμένηγραμματοσειρά" style:family="text">
      <style:text-properties fo:font-size="12pt" style:font-size-asian="12pt" style:font-size-complex="12pt"/>
    </style:style>
    <style:style style:name="P195" style:parent-style-name="Standard" style:family="paragraph">
      <style:text-properties fo:font-size="12pt" style:font-size-asian="12pt" style:font-size-complex="12pt"/>
    </style:style>
    <style:style style:name="T196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/>
    </style:style>
    <style:style style:name="T197" style:parent-style-name="Προεπιλεγμένηγραμματοσειρά" style:family="text">
      <style:text-properties fo:font-size="12pt" style:font-size-asian="12pt" style:font-size-complex="12pt"/>
    </style:style>
    <style:style style:name="T19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99" style:parent-style-name="Προεπιλεγμένηγραμματοσειρά" style:family="text">
      <style:text-properties fo:font-size="12pt" style:font-size-asian="12pt" style:font-size-complex="12pt"/>
    </style:style>
    <style:style style:name="T20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01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/>
    </style:style>
    <style:style style:name="T202" style:parent-style-name="Προεπιλεγμένηγραμματοσειρά" style:family="text">
      <style:text-properties fo:font-size="12pt" style:font-size-asian="12pt" style:font-size-complex="12pt"/>
    </style:style>
    <style:style style:name="T203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/>
    </style:style>
    <style:style style:name="T204" style:parent-style-name="Προεπιλεγμένηγραμματοσειρά" style:family="text">
      <style:text-properties fo:font-size="12pt" style:font-size-asian="12pt" style:font-size-complex="12pt"/>
    </style:style>
    <style:style style:name="T205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06" style:parent-style-name="Προεπιλεγμένηγραμματοσειρά" style:family="text">
      <style:text-properties fo:font-size="12pt" style:font-size-asian="12pt" style:font-size-complex="12pt"/>
    </style:style>
    <style:style style:name="T207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08" style:parent-style-name="Προεπιλεγμένηγραμματοσειρά" style:family="text">
      <style:text-properties fo:font-size="12pt" style:font-size-asian="12pt" style:font-size-complex="12pt"/>
    </style:style>
    <style:style style:name="T209" style:parent-style-name="Προεπιλεγμένηγραμματοσειρά" style:family="text">
      <style:text-properties fo:font-size="12pt" style:font-size-asian="12pt" style:font-size-complex="12pt"/>
    </style:style>
    <style:style style:name="T21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11" style:parent-style-name="Προεπιλεγμένηγραμματοσειρά" style:family="text">
      <style:text-properties fo:font-size="12pt" style:font-size-asian="12pt" style:font-size-complex="12pt"/>
    </style:style>
    <style:style style:name="T21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13" style:parent-style-name="Προεπιλεγμένηγραμματοσειρά" style:family="text">
      <style:text-properties fo:font-size="12pt" style:font-size-asian="12pt" style:font-size-complex="12pt"/>
    </style:style>
    <style:style style:name="T21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15" style:parent-style-name="Προεπιλεγμένηγραμματοσειρά" style:family="text">
      <style:text-properties fo:font-size="12pt" style:font-size-asian="12pt" style:font-size-complex="12pt"/>
    </style:style>
    <style:style style:name="P216" style:parent-style-name="Standard" style:family="paragraph">
      <style:text-properties fo:font-size="12pt" style:font-size-asian="12pt" style:font-size-complex="12pt"/>
    </style:style>
    <style:style style:name="T217" style:parent-style-name="Προεπιλεγμένηγραμματοσειρά" style:family="text">
      <style:text-properties style:font-weight-complex="bold" style:font-style-complex="italic" fo:font-size="14pt" style:font-size-asian="14pt" style:font-size-complex="14pt"/>
    </style:style>
    <style:style style:name="T218" style:parent-style-name="Προεπιλεγμένηγραμματοσειρά" style:family="text">
      <style:text-properties style:font-weight-complex="bold" style:font-style-complex="italic" fo:font-size="14pt" style:font-size-asian="14pt" style:font-size-complex="14pt" fo:language="en" fo:country="US"/>
    </style:style>
    <style:style style:name="P219" style:parent-style-name="Παράγραφοςλίστας" style:list-style-name="WWNum4" style:family="paragraph"/>
    <style:style style:name="T220" style:parent-style-name="Προεπιλεγμένηγραμματοσειρά" style:family="text">
      <style:text-properties fo:font-size="12pt" style:font-size-asian="12pt" style:font-size-complex="12pt"/>
    </style:style>
    <style:style style:name="T221" style:parent-style-name="Προεπιλεγμένηγραμματοσειρά" style:family="text">
      <style:text-properties fo:font-size="12pt" style:font-size-asian="12pt" style:font-size-complex="12pt"/>
    </style:style>
    <style:style style:name="T222" style:parent-style-name="Προεπιλεγμένηγραμματοσειρά" style:family="text">
      <style:text-properties fo:font-size="12pt" style:font-size-asian="12pt" style:font-size-complex="12pt"/>
    </style:style>
    <style:style style:name="T223" style:parent-style-name="Προεπιλεγμένηγραμματοσειρά" style:family="text">
      <style:text-properties fo:font-size="12pt" style:font-size-asian="12pt" style:font-size-complex="12pt"/>
    </style:style>
    <style:style style:name="T22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25" style:parent-style-name="Προεπιλεγμένηγραμματοσειρά" style:family="text">
      <style:text-properties fo:font-size="12pt" style:font-size-asian="12pt" style:font-size-complex="12pt"/>
    </style:style>
    <style:style style:name="T22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27" style:parent-style-name="Προεπιλεγμένηγραμματοσειρά" style:family="text">
      <style:text-properties fo:font-size="12pt" style:font-size-asian="12pt" style:font-size-complex="12pt"/>
    </style:style>
    <style:style style:name="P228" style:parent-style-name="Παράγραφοςλίστας" style:list-style-name="WWNum4" style:family="paragraph"/>
    <style:style style:name="T229" style:parent-style-name="Προεπιλεγμένηγραμματοσειρά" style:family="text">
      <style:text-properties fo:font-size="12pt" style:font-size-asian="12pt" style:font-size-complex="12pt"/>
    </style:style>
    <style:style style:name="T23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31" style:parent-style-name="Προεπιλεγμένηγραμματοσειρά" style:family="text">
      <style:text-properties fo:font-size="12pt" style:font-size-asian="12pt" style:font-size-complex="12pt"/>
    </style:style>
    <style:style style:name="T23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33" style:parent-style-name="Προεπιλεγμένηγραμματοσειρά" style:family="text">
      <style:text-properties fo:font-size="12pt" style:font-size-asian="12pt" style:font-size-complex="12pt"/>
    </style:style>
    <style:style style:name="P234" style:parent-style-name="Παράγραφοςλίστας" style:list-style-name="WWNum4" style:family="paragraph"/>
    <style:style style:name="T235" style:parent-style-name="Προεπιλεγμένηγραμματοσειρά" style:family="text">
      <style:text-properties fo:font-size="12pt" style:font-size-asian="12pt" style:font-size-complex="12pt"/>
    </style:style>
    <style:style style:name="P236" style:parent-style-name="Παράγραφοςλίστας" style:list-style-name="WWNum4" style:family="paragraph"/>
    <style:style style:name="T237" style:parent-style-name="Προεπιλεγμένηγραμματοσειρά" style:family="text">
      <style:text-properties fo:font-size="12pt" style:font-size-asian="12pt" style:font-size-complex="12pt"/>
    </style:style>
    <style:style style:name="T238" style:parent-style-name="Προεπιλεγμένηγραμματοσειρά" style:family="text">
      <style:text-properties fo:font-size="12pt" style:font-size-asian="12pt" style:font-size-complex="12pt"/>
    </style:style>
    <style:style style:name="T239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40" style:parent-style-name="Προεπιλεγμένηγραμματοσειρά" style:family="text">
      <style:text-properties fo:font-size="12pt" style:font-size-asian="12pt" style:font-size-complex="12pt"/>
    </style:style>
    <style:style style:name="T241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42" style:parent-style-name="Προεπιλεγμένηγραμματοσειρά" style:family="text">
      <style:text-properties fo:font-size="12pt" style:font-size-asian="12pt" style:font-size-complex="12pt"/>
    </style:style>
    <style:style style:name="T243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44" style:parent-style-name="Προεπιλεγμένηγραμματοσειρά" style:family="text">
      <style:text-properties fo:font-size="12pt" style:font-size-asian="12pt" style:font-size-complex="12pt"/>
    </style:style>
    <style:style style:name="P245" style:parent-style-name="Παράγραφοςλίστας" style:list-style-name="WWNum4" style:family="paragraph"/>
    <style:style style:name="T246" style:parent-style-name="Προεπιλεγμένηγραμματοσειρά" style:family="text">
      <style:text-properties fo:font-size="12pt" style:font-size-asian="12pt" style:font-size-complex="12pt"/>
    </style:style>
    <style:style style:name="T247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48" style:parent-style-name="Προεπιλεγμένηγραμματοσειρά" style:family="text">
      <style:text-properties fo:font-size="12pt" style:font-size-asian="12pt" style:font-size-complex="12pt"/>
    </style:style>
    <style:style style:name="P249" style:parent-style-name="Παράγραφοςλίστας" style:list-style-name="WWNum4" style:family="paragraph"/>
    <style:style style:name="T250" style:parent-style-name="Προεπιλεγμένηγραμματοσειρά" style:family="text">
      <style:text-properties fo:font-size="12pt" style:font-size-asian="12pt" style:font-size-complex="12pt"/>
    </style:style>
    <style:style style:name="P251" style:parent-style-name="Παράγραφοςλίστας" style:list-style-name="WWNum4" style:family="paragraph"/>
    <style:style style:name="T252" style:parent-style-name="Προεπιλεγμένηγραμματοσειρά" style:family="text">
      <style:text-properties fo:font-size="12pt" style:font-size-asian="12pt" style:font-size-complex="12pt"/>
    </style:style>
    <style:style style:name="P253" style:parent-style-name="Παράγραφοςλίστας" style:list-style-name="WWNum4" style:family="paragraph"/>
    <style:style style:name="T254" style:parent-style-name="Προεπιλεγμένηγραμματοσειρά" style:family="text">
      <style:text-properties fo:font-size="12pt" style:font-size-asian="12pt" style:font-size-complex="12pt"/>
    </style:style>
    <style:style style:name="P255" style:parent-style-name="Παράγραφοςλίστας" style:list-style-name="WWNum4" style:family="paragraph"/>
    <style:style style:name="T256" style:parent-style-name="Προεπιλεγμένηγραμματοσειρά" style:family="text">
      <style:text-properties fo:font-size="12pt" style:font-size-asian="12pt" style:font-size-complex="12pt"/>
    </style:style>
    <style:style style:name="T257" style:parent-style-name="Προεπιλεγμένηγραμματοσειρά" style:family="text">
      <style:text-properties fo:font-size="12pt" style:font-size-asian="12pt" style:font-size-complex="12pt"/>
    </style:style>
    <style:style style:name="T25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59" style:parent-style-name="Προεπιλεγμένηγραμματοσειρά" style:family="text">
      <style:text-properties fo:font-size="12pt" style:font-size-asian="12pt" style:font-size-complex="12pt"/>
    </style:style>
    <style:style style:name="T26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61" style:parent-style-name="Προεπιλεγμένηγραμματοσειρά" style:family="text">
      <style:text-properties fo:font-size="12pt" style:font-size-asian="12pt" style:font-size-complex="12pt"/>
    </style:style>
    <style:style style:name="P262" style:parent-style-name="Παράγραφοςλίστας" style:family="paragraph">
      <style:text-properties fo:font-size="12pt" style:font-size-asian="12pt" style:font-size-complex="12pt"/>
    </style:style>
    <style:style style:name="T263" style:parent-style-name="Προεπιλεγμένηγραμματοσειρά" style:family="text">
      <style:text-properties fo:font-size="14pt" style:font-size-asian="14pt" style:font-size-complex="14pt"/>
    </style:style>
    <style:style style:name="T264" style:parent-style-name="Προεπιλεγμένηγραμματοσειρά" style:family="text">
      <style:text-properties fo:font-size="12pt" style:font-size-asian="12pt" style:font-size-complex="12pt"/>
    </style:style>
    <style:style style:name="T265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66" style:parent-style-name="Προεπιλεγμένηγραμματοσειρά" style:family="text">
      <style:text-properties fo:font-size="12pt" style:font-size-asian="12pt" style:font-size-complex="12pt"/>
    </style:style>
    <style:style style:name="T267" style:parent-style-name="Προεπιλεγμένηγραμματοσειρά" style:family="text">
      <style:text-properties fo:font-size="12pt" style:font-size-asian="12pt" style:font-size-complex="12pt"/>
    </style:style>
    <style:style style:name="T268" style:parent-style-name="Προεπιλεγμένηγραμματοσειρά" style:family="text">
      <style:text-properties fo:font-size="12pt" style:font-size-asian="12pt" style:font-size-complex="12pt"/>
    </style:style>
    <style:style style:name="T269" style:parent-style-name="Προεπιλεγμένηγραμματοσειρά" style:family="text">
      <style:text-properties fo:font-size="12pt" style:font-size-asian="12pt" style:font-size-complex="12pt"/>
    </style:style>
    <style:style style:name="T270" style:parent-style-name="Προεπιλεγμένηγραμματοσειρά" style:family="text">
      <style:text-properties fo:font-size="12pt" style:font-size-asian="12pt" style:font-size-complex="12pt"/>
    </style:style>
    <style:style style:name="T271" style:parent-style-name="Προεπιλεγμένηγραμματοσειρά" style:family="text">
      <style:text-properties fo:font-size="12pt" style:font-size-asian="12pt" style:font-size-complex="12pt"/>
    </style:style>
    <style:style style:name="T27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73" style:parent-style-name="Προεπιλεγμένηγραμματοσειρά" style:family="text">
      <style:text-properties fo:font-size="12pt" style:font-size-asian="12pt" style:font-size-complex="12pt"/>
    </style:style>
    <style:style style:name="T27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75" style:parent-style-name="Προεπιλεγμένηγραμματοσειρά" style:family="text">
      <style:text-properties fo:font-size="12pt" style:font-size-asian="12pt" style:font-size-complex="12pt"/>
    </style:style>
    <style:style style:name="P276" style:parent-style-name="Standard" style:family="paragraph">
      <style:text-properties fo:font-size="12pt" style:font-size-asian="12pt" style:font-size-complex="12pt"/>
    </style:style>
    <style:style style:name="P277" style:parent-style-name="Standard" style:family="paragraph">
      <style:text-properties fo:font-size="12pt" style:font-size-asian="12pt" style:font-size-complex="12pt"/>
    </style:style>
    <style:style style:name="T278" style:parent-style-name="Προεπιλεγμένηγραμματοσειρά" style:family="text">
      <style:text-properties fo:font-size="14pt" style:font-size-asian="14pt" style:font-size-complex="14pt"/>
    </style:style>
    <style:style style:name="T279" style:parent-style-name="Προεπιλεγμένηγραμματοσειρά" style:family="text">
      <style:text-properties fo:font-size="12pt" style:font-size-asian="12pt" style:font-size-complex="12pt"/>
    </style:style>
    <style:style style:name="T28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81" style:parent-style-name="Προεπιλεγμένηγραμματοσειρά" style:family="text">
      <style:text-properties fo:font-size="12pt" style:font-size-asian="12pt" style:font-size-complex="12pt"/>
    </style:style>
    <style:style style:name="T282" style:parent-style-name="Προεπιλεγμένηγραμματοσειρά" style:family="text">
      <style:text-properties fo:font-size="12pt" style:font-size-asian="12pt" style:font-size-complex="12pt"/>
    </style:style>
    <style:style style:name="T283" style:parent-style-name="Προεπιλεγμένηγραμματοσειρά" style:family="text">
      <style:text-properties fo:font-size="12pt" style:font-size-asian="12pt" style:font-size-complex="12pt"/>
    </style:style>
    <style:style style:name="T284" style:parent-style-name="Προεπιλεγμένηγραμματοσειρά" style:family="text">
      <style:text-properties fo:font-size="12pt" style:font-size-asian="12pt" style:font-size-complex="12pt"/>
    </style:style>
    <style:style style:name="T285" style:parent-style-name="Προεπιλεγμένηγραμματοσειρά" style:family="text">
      <style:text-properties fo:font-size="12pt" style:font-size-asian="12pt" style:font-size-complex="12pt"/>
    </style:style>
    <style:style style:name="T286" style:parent-style-name="Προεπιλεγμένηγραμματοσειρά" style:family="text">
      <style:text-properties fo:font-size="12pt" style:font-size-asian="12pt" style:font-size-complex="12pt"/>
    </style:style>
    <style:style style:name="T287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88" style:parent-style-name="Προεπιλεγμένηγραμματοσειρά" style:family="text">
      <style:text-properties fo:font-size="12pt" style:font-size-asian="12pt" style:font-size-complex="12pt"/>
    </style:style>
    <style:style style:name="T289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90" style:parent-style-name="Προεπιλεγμένηγραμματοσειρά" style:family="text">
      <style:text-properties fo:font-size="12pt" style:font-size-asian="12pt" style:font-size-complex="12pt"/>
    </style:style>
    <style:style style:name="P291" style:parent-style-name="Standard" style:family="paragraph">
      <style:text-properties fo:font-size="12pt" style:font-size-asian="12pt" style:font-size-complex="12pt"/>
    </style:style>
    <style:style style:name="P292" style:parent-style-name="Standard" style:family="paragraph">
      <style:text-properties fo:font-size="12pt" style:font-size-asian="12pt" style:font-size-complex="12pt"/>
    </style:style>
    <style:style style:name="P293" style:parent-style-name="Standard" style:family="paragraph">
      <style:text-properties fo:font-size="12pt" style:font-size-asian="12pt" style:font-size-complex="12pt"/>
    </style:style>
    <style:style style:name="T294" style:parent-style-name="Προεπιλεγμένηγραμματοσειρά" style:family="text">
      <style:text-properties fo:font-size="14pt" style:font-size-asian="14pt" style:font-size-complex="14pt"/>
    </style:style>
    <style:style style:name="T295" style:parent-style-name="Προεπιλεγμένηγραμματοσειρά" style:family="text">
      <style:text-properties fo:font-size="12pt" style:font-size-asian="12pt" style:font-size-complex="12pt"/>
    </style:style>
    <style:style style:name="T296" style:parent-style-name="Προεπιλεγμένηγραμματοσειρά" style:family="text">
      <style:text-properties fo:font-size="12pt" style:font-size-asian="12pt" style:font-size-complex="12pt"/>
    </style:style>
    <style:style style:name="T297" style:parent-style-name="Προεπιλεγμένηγραμματοσειρά" style:family="text">
      <style:text-properties fo:font-size="12pt" style:font-size-asian="12pt" style:font-size-complex="12pt"/>
    </style:style>
    <style:style style:name="T298" style:parent-style-name="Προεπιλεγμένηγραμματοσειρά" style:family="text">
      <style:text-properties fo:font-size="12pt" style:font-size-asian="12pt" style:font-size-complex="12pt"/>
    </style:style>
    <style:style style:name="T299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300" style:parent-style-name="Προεπιλεγμένηγραμματοσειρά" style:family="text">
      <style:text-properties fo:font-size="12pt" style:font-size-asian="12pt" style:font-size-complex="12pt"/>
    </style:style>
    <style:style style:name="T301" style:parent-style-name="Προεπιλεγμένηγραμματοσειρά" style:family="text">
      <style:text-properties fo:font-size="12pt" style:font-size-asian="12pt" style:font-size-complex="12pt"/>
    </style:style>
    <style:style style:name="T302" style:parent-style-name="Προεπιλεγμένηγραμματοσειρά" style:family="text">
      <style:text-properties fo:font-size="12pt" style:font-size-asian="12pt" style:font-size-complex="12pt"/>
    </style:style>
    <style:style style:name="T303" style:parent-style-name="Προεπιλεγμένηγραμματοσειρά" style:family="text">
      <style:text-properties fo:font-size="12pt" style:font-size-asian="12pt" style:font-size-complex="12pt"/>
    </style:style>
    <style:style style:name="T304" style:parent-style-name="Προεπιλεγμένηγραμματοσειρά" style:family="text">
      <style:text-properties fo:font-size="12pt" style:font-size-asian="12pt" style:font-size-complex="12pt"/>
    </style:style>
    <style:style style:name="T305" style:parent-style-name="Προεπιλεγμένηγραμματοσειρά" style:family="text">
      <style:text-properties fo:font-size="12pt" style:font-size-asian="12pt" style:font-size-complex="12pt"/>
    </style:style>
    <style:style style:name="T30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307" style:parent-style-name="Προεπιλεγμένηγραμματοσειρά" style:family="text">
      <style:text-properties fo:font-size="12pt" style:font-size-asian="12pt" style:font-size-complex="12pt"/>
    </style:style>
    <style:style style:name="T30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309" style:parent-style-name="Προεπιλεγμένηγραμματοσειρά" style:family="text">
      <style:text-properties fo:font-size="12pt" style:font-size-asian="12pt" style:font-size-complex="12pt"/>
    </style:style>
    <style:style style:name="P310" style:parent-style-name="Standard" style:family="paragraph">
      <style:text-properties fo:font-size="12pt" style:font-size-asian="12pt" style:font-size-complex="12pt"/>
    </style:style>
    <style:style style:name="T311" style:parent-style-name="Προεπιλεγμένηγραμματοσειρά" style:family="text">
      <style:text-properties fo:font-size="14pt" style:font-size-asian="14pt" style:font-size-complex="14pt"/>
    </style:style>
    <style:style style:name="T312" style:parent-style-name="Προεπιλεγμένηγραμματοσειρά" style:family="text">
      <style:text-properties fo:font-size="12pt" style:font-size-asian="12pt" style:font-size-complex="12pt"/>
    </style:style>
    <style:style style:name="T313" style:parent-style-name="Προεπιλεγμένηγραμματοσειρά" style:family="text">
      <style:text-properties fo:font-size="12pt" style:font-size-asian="12pt" style:font-size-complex="12pt"/>
    </style:style>
    <style:style style:name="T314" style:parent-style-name="Προεπιλεγμένηγραμματοσειρά" style:family="text">
      <style:text-properties fo:font-size="12pt" style:font-size-asian="12pt" style:font-size-complex="12pt"/>
    </style:style>
    <style:style style:name="T315" style:parent-style-name="Προεπιλεγμένηγραμματοσειρά" style:family="text">
      <style:text-properties fo:font-size="12pt" style:font-size-asian="12pt" style:font-size-complex="12pt"/>
    </style:style>
    <style:style style:name="T31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317" style:parent-style-name="Προεπιλεγμένηγραμματοσειρά" style:family="text">
      <style:text-properties fo:font-size="12pt" style:font-size-asian="12pt" style:font-size-complex="12pt"/>
    </style:style>
    <style:style style:name="T318" style:parent-style-name="Προεπιλεγμένηγραμματοσειρά" style:family="text">
      <style:text-properties fo:font-size="12pt" style:font-size-asian="12pt" style:font-size-complex="12pt"/>
    </style:style>
    <style:style style:name="T319" style:parent-style-name="Προεπιλεγμένηγραμματοσειρά" style:family="text">
      <style:text-properties fo:font-size="12pt" style:font-size-asian="12pt" style:font-size-complex="12pt"/>
    </style:style>
    <style:style style:name="T320" style:parent-style-name="Προεπιλεγμένηγραμματοσειρά" style:family="text">
      <style:text-properties fo:font-size="12pt" style:font-size-asian="12pt" style:font-size-complex="12pt"/>
    </style:style>
    <style:style style:name="T321" style:parent-style-name="Προεπιλεγμένηγραμματοσειρά" style:family="text">
      <style:text-properties fo:font-size="12pt" style:font-size-asian="12pt" style:font-size-complex="12pt"/>
    </style:style>
    <style:style style:name="T322" style:parent-style-name="Προεπιλεγμένηγραμματοσειρά" style:family="text">
      <style:text-properties fo:font-size="12pt" style:font-size-asian="12pt" style:font-size-complex="12pt"/>
    </style:style>
    <style:style style:name="T323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324" style:parent-style-name="Προεπιλεγμένηγραμματοσειρά" style:family="text">
      <style:text-properties fo:font-size="12pt" style:font-size-asian="12pt" style:font-size-complex="12pt"/>
    </style:style>
    <style:style style:name="T325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326" style:parent-style-name="Προεπιλεγμένηγραμματοσειρά" style:family="text">
      <style:text-properties fo:font-size="12pt" style:font-size-asian="12pt" style:font-size-complex="12pt"/>
    </style:style>
    <style:style style:name="P327" style:parent-style-name="Standard" style:family="paragraph">
      <style:text-properties fo:font-size="12pt" style:font-size-asian="12pt" style:font-size-complex="12pt"/>
    </style:style>
    <style:style style:name="P328" style:parent-style-name="Standard" style:family="paragraph">
      <style:text-properties fo:font-size="12pt" style:font-size-asian="12pt" style:font-size-complex="12pt"/>
    </style:style>
    <style:style style:name="P329" style:parent-style-name="Standard" style:family="paragraph">
      <style:text-properties fo:font-size="12pt" style:font-size-asian="12pt" style:font-size-complex="12pt"/>
    </style:style>
    <style:style style:name="P330" style:parent-style-name="Standard" style:family="paragraph">
      <style:text-properties fo:font-size="12pt" style:font-size-asian="12pt" style:font-size-complex="12pt"/>
    </style:style>
    <style:style style:name="P331" style:parent-style-name="Standard" style:family="paragraph">
      <style:text-properties fo:font-size="12pt" style:font-size-asian="12pt" style:font-size-complex="12pt"/>
    </style:style>
    <style:style style:name="T332" style:parent-style-name="Προεπιλεγμένηγραμματοσειρά" style:family="text">
      <style:text-properties fo:font-size="12pt" style:font-size-asian="12pt" style:font-size-complex="12pt"/>
    </style:style>
    <style:style style:name="P333" style:parent-style-name="Standard" style:family="paragraph">
      <style:text-properties fo:font-size="12pt" style:font-size-asian="12pt" style:font-size-complex="12pt"/>
    </style:style>
    <style:style style:name="P334" style:parent-style-name="Standard" style:family="paragraph">
      <style:text-properties fo:font-size="12pt" style:font-size-asian="12pt" style:font-size-complex="12pt"/>
    </style:style>
    <style:style style:name="P335" style:parent-style-name="Standard" style:family="paragraph">
      <style:text-properties fo:font-size="12pt" style:font-size-asian="12pt" style:font-size-complex="12pt"/>
    </style:style>
    <style:style style:name="P336" style:parent-style-name="Standard" style:family="paragraph">
      <style:text-properties fo:font-size="12pt" style:font-size-asian="12pt" style:font-size-complex="12pt"/>
    </style:style>
    <style:style style:name="P337" style:parent-style-name="Standard" style:family="paragraph">
      <style:text-properties fo:font-size="12pt" style:font-size-asian="12pt" style:font-size-complex="12pt"/>
    </style:style>
    <style:style style:name="P338" style:parent-style-name="Standard" style:family="paragraph">
      <style:text-properties fo:font-size="12pt" style:font-size-asian="12pt" style:font-size-complex="12pt"/>
    </style:style>
    <style:style style:name="P339" style:parent-style-name="Παράγραφοςλίστας" style:family="paragraph">
      <style:text-properties fo:font-size="12pt" style:font-size-asian="12pt" style:font-size-complex="12pt"/>
    </style:style>
    <style:style style:name="P340" style:parent-style-name="Standard" style:family="paragraph">
      <style:text-properties fo:font-size="12pt" style:font-size-asian="12pt" style:font-size-complex="12pt"/>
    </style:style>
    <style:style style:name="P341" style:parent-style-name="Standard" style:family="paragraph">
      <style:text-properties fo:font-size="12pt" style:font-size-asian="12pt" style:font-size-complex="12pt"/>
    </style:style>
    <style:style style:name="P342" style:parent-style-name="Standard" style:family="paragraph">
      <style:text-properties fo:font-size="12pt" style:font-size-asian="12pt" style:font-size-complex="12pt"/>
    </style:style>
    <style:style style:name="P343" style:parent-style-name="Παράγραφοςλίστας" style:family="paragraph">
      <style:text-properties fo:font-size="12pt" style:font-size-asian="12pt" style:font-size-complex="12pt"/>
    </style:style>
    <style:style style:name="P344" style:parent-style-name="Παράγραφοςλίστας" style:family="paragraph">
      <style:text-properties fo:font-size="12pt" style:font-size-asian="12pt" style:font-size-complex="12pt"/>
    </style:style>
    <style:style style:name="P345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</office:automatic-styles>
  <office:body>
    <office:text text:use-soft-page-breaks="true">
      <text:p text:style-name="P1"><text:span text:style-name="T2">Use-Cases <text:s text:c="2"/></text:span></text:p>
      <text:p text:style-name="P3"><text:span text:style-name="T4">Admin</text:span></text:p>
      <text:p text:style-name="P5"/>
      <text:p text:style-name="P6"><text:span text:style-name="T7">Τίτλος</text:span><text:span text:style-name="T8">:<text:s/></text:span><text:span text:style-name="T9">Δώσε</text:span><text:span text:style-name="T10"><text:s/></text:span><text:span text:style-name="T11">Δώρα</text:span><text:span text:style-name="T12"><text:s/>(</text:span><text:span text:style-name="T13">Give gifts</text:span><text:span text:style-name="T14">)</text:span></text:p>
      <text:p text:style-name="P15"><text:span text:style-name="T16">Χειριστές</text:span><text:span text:style-name="T17">: Διαχειριστής</text:span></text:p>
      <text:p text:style-name="P18"><text:span text:style-name="T19">Περιγραφή</text:span><text:span text:style-name="T20">: Αυτή η περίπτωση χρήσης αρχίζει όταν ο διαχειριστής επιλέξει “</text:span><text:span text:style-name="T21">Give</text:span><text:span text:style-name="T22"><text:s/></text:span><text:span text:style-name="T23">gifts</text:span><text:span text:style-name="T24">” και του επιτρέπει αφού δει τους χρήστες της εφαρμογής που πληρούν τα κριτήρια δώρων να επιλέξει ένα για αυτούς. Η περίπτωση χρήσης τελειώνει όταν ο ιδιοκτήτης επιλέξει το δώρο και ενημερωθεί το προφίλ του χρήστη.</text:span></text:p>
      <text:p text:style-name="P25"/>
      <text:p text:style-name="Standard"><text:span text:style-name="T26">Βασική ροή:</text:span></text:p>
      <text:list text:style-name="WWNum1">
        <text:list-item text:start-value="1">
          <text:p text:style-name="P27"><text:span text:style-name="T28">Ο διαχειριστής πλοηγεί</text:span><text:span text:style-name="T29">ται<text:s/></text:span><text:span text:style-name="T30">στην αρχική σελίδα</text:span><text:span text:style-name="T31"><text:s/>της εφαρμογής και επιλέγει “</text:span><text:span text:style-name="T32">Give</text:span><text:span text:style-name="T33"><text:s/></text:span><text:span text:style-name="T34">gifts</text:span><text:span text:style-name="T35">”</text:span><text:span text:style-name="T36">.</text:span></text:p>
        </text:list-item>
        <text:list-item>
          <text:p text:style-name="P37"><text:span text:style-name="T38">Το σύστημα αντλεί δεδομένα για τους χρήστες που πληρούν τα κριτήρια δώρων.</text:span></text:p>
        </text:list-item>
        <text:list-item>
          <text:p text:style-name="P39"><text:span text:style-name="T40">Το σύστημα εμφανίζει στον διαχειριστή τις επιλογές δώρων και τους χρήστες.</text:span></text:p>
        </text:list-item>
        <text:list-item>
          <text:p text:style-name="P41"><text:span text:style-name="T42">Ο διαχειριστής επιλέγει τον χρήστη και το<text:s/></text:span><text:span text:style-name="T43">δώρο που θα δώσει.</text:span></text:p>
        </text:list-item>
        <text:list-item>
          <text:p text:style-name="P44"><text:span text:style-name="T45">Το σύστημα αποθηκεύει τις αλλαγές και ενημερώνεται.</text:span><text:span text:style-name="T46">.</text:span></text:p>
        </text:list-item>
        <text:list-item>
          <text:p text:style-name="P47"><text:span text:style-name="T48">Το σύστημα εμφανίζει μήνυμα στον διαχειριστή «</text:span><text:span text:style-name="T49">Success</text:span><text:span text:style-name="T50">!».</text:span></text:p>
        </text:list-item>
      </text:list>
      <text:p text:style-name="Παράγραφοςλίστας"/>
      <text:p text:style-name="P51"/>
      <text:p text:style-name="Standard"><text:span text:style-name="T52">Εναλλακτική ροή :</text:span></text:p>
      <text:p text:style-name="Standard"><text:span text:style-name="T53">2.1)Το σύστημα δεν εμφανίζει κάποιον χρήστη, καθώς κανείς δεν πληρεί τα κριτήρια δώρων.</text:span></text:p>
      <text:p text:style-name="Standard"><text:span text:style-name="T54">2.3)Το σύστημα<text:s/></text:span><text:span text:style-name="T55">επιστρέφει τον διαχειριστή<text:s/></text:span><text:span text:style-name="T56">στην αρχική σελίδα της εφαρμογής</text:span><text:span text:style-name="T57">.</text:span></text:p>
      <text:p text:style-name="P58"/>
      <text:p text:style-name="Standard"><text:span text:style-name="T59">Τίτλος</text:span><text:span text:style-name="T60">:<text:s/></text:span><text:span text:style-name="T61">Προβολή Εσόδων (</text:span><text:span text:style-name="T62">Show</text:span><text:span text:style-name="T63"><text:s/></text:span><text:span text:style-name="T64">incomes</text:span><text:span text:style-name="T65">)</text:span></text:p>
      <text:soft-page-break/>
      <text:p text:style-name="Standard"><text:span text:style-name="T66">Χειριστές</text:span><text:span text:style-name="T67">: Διαχειριστής</text:span></text:p>
      <text:p text:style-name="Standard"><text:span text:style-name="T68">Περιγραφή</text:span><text:span text:style-name="T69">: Αυτή η περίπτωση χρήσης αρχίζει όταν ο διαχειριστής επιλέξει “</text:span><text:span text:style-name="T70">Show</text:span><text:span text:style-name="T71"><text:s/></text:span><text:span text:style-name="T72">incomes</text:span><text:span text:style-name="T73">” και του επιτρέπει αφού επιλέξει την κατηγορία</text:span><text:span text:style-name="T74"><text:s/></text:span><text:span text:style-name="T75">Total</text:span><text:span text:style-name="T76">,</text:span><text:span text:style-name="T77">Courts</text:span><text:span text:style-name="T78"><text:s/>ή<text:s/></text:span><text:span text:style-name="T79">Owners</text:span><text:span text:style-name="T80"><text:s/>και τις ημερομηνίες που τον ενδιαφέρουν να δει τα συνολικά έσοδα όπου και τελειώνει η περίπτωση χρήσης.</text:span></text:p>
      <text:p text:style-name="P81"/>
      <text:p text:style-name="Standard"><text:span text:style-name="T82">Βασική ροή:</text:span></text:p>
      <text:list text:style-name="WWNum2">
        <text:list-item text:start-value="1">
          <text:p text:style-name="P83"><text:span text:style-name="T84">Ο διαχειριστής πλοηγείται<text:s/></text:span><text:span text:style-name="T85">στην αρχική σελίδα</text:span><text:span text:style-name="T86"><text:s/>της εφαρμογής και επιλέγει “</text:span><text:span text:style-name="T87">Show</text:span><text:span text:style-name="T88"><text:s/></text:span><text:span text:style-name="T89">incomes</text:span><text:span text:style-name="T90">”</text:span><text:span text:style-name="T91">.</text:span></text:p>
        </text:list-item>
        <text:list-item>
          <text:p text:style-name="P92"><text:span text:style-name="T93">Το σύστημα δίνει την δυνατότ</text:span><text:span text:style-name="T94">ητα στον διαχειριστή να επιλέξει μία από τις επιλογές<text:s/></text:span><text:span text:style-name="T95">Total</text:span><text:span text:style-name="T96">,<text:s/></text:span><text:span text:style-name="T97">Courts</text:span><text:span text:style-name="T98"><text:s/>και<text:s/></text:span><text:span text:style-name="T99">Owners</text:span><text:span text:style-name="T100">.</text:span></text:p>
        </text:list-item>
        <text:list-item>
          <text:p text:style-name="P101"><text:span text:style-name="T102"><text:s/>Ο διαχειριστής επιλέγει μια εκ των κατηγοριών<text:s/></text:span><text:span text:style-name="T103">Total</text:span><text:span text:style-name="T104">, <text:s/></text:span><text:span text:style-name="T105">Courts</text:span><text:span text:style-name="T106">,<text:s/></text:span><text:span text:style-name="T107">Owners</text:span><text:span text:style-name="T108"><text:s/></text:span><text:span text:style-name="T109">και το διάστημα ημερομηνιών που θέλει να δει</text:span><text:span text:style-name="T110">.</text:span></text:p>
        </text:list-item>
        <text:list-item>
          <text:p text:style-name="P111"><text:span text:style-name="T112">Το σύστημα αντλεί δεδομένα με βάση τις ημερομηνίες εισαγωγής</text:span><text:span text:style-name="T113"><text:s/>του χρήστη και την επιλογή εσόδων.</text:span></text:p>
        </text:list-item>
        <text:list-item>
          <text:p text:style-name="P114"><text:span text:style-name="T115">Το σύστημα <text:s/>υπολογίζει τα έσοδα με βάση δεδομένα εισαγωγής.</text:span></text:p>
        </text:list-item>
        <text:list-item>
          <text:p text:style-name="P116"><text:span text:style-name="T117">Το σύστημα εμφανίζει στον διαχειριστή το σύνολο των εσόδων σύμφωνα με τις προηγούμενες επιλογές του.</text:span></text:p>
        </text:list-item>
      </text:list>
      <text:p text:style-name="P118"/>
      <text:p text:style-name="Standard">Εναλλακτική ροή<text:s/>1</text:p>
      <text:p text:style-name="Standard">4.1.1<text:tab/><text:span text:style-name="T119">Το σύστημα αντλεί δεδομένα με βάση</text:span><text:span text:style-name="T120"><text:s/>τις επιλογές του χρήστη αλλά δεν υπάρχουν έσοδα.</text:span></text:p>
      <text:p text:style-name="Standard"><text:span text:style-name="T121">4.1.2</text:span><text:span text:style-name="T122"><text:tab/></text:span>Το<text:span text:style-name="T123"><text:s/></text:span>σύστημα<text:span text:style-name="T124"><text:s/></text:span>εμφανίζει<text:span text:style-name="T125"><text:s/></text:span>μήνυμα<text:span text:style-name="T126"><text:s/></text:span><text:span text:style-name="T127">“</text:span><text:span text:style-name="T128">No incomes between the selected dates</text:span><text:span text:style-name="T129">”.</text:span></text:p>
      <text:p text:style-name="Standard">4.1.3<text:tab/>Η εναλλακτική ροή μεταβαίνει στο βήμα 3 της<text:s text:c="2"/>βασικής<text:s/>ροής<text:s/>της περίπτωσης χρήσης.</text:p>
      <text:p text:style-name="Standard"/>
      <text:p text:style-name="P130"/>
      <text:p text:style-name="Standard"><text:span text:style-name="T131">Τίτλος</text:span><text:span text:style-name="T132">: Τεχνική Υποστήριξη (</text:span><text:span text:style-name="T133">Technical</text:span><text:span text:style-name="T134"><text:s/></text:span><text:span text:style-name="T135">Supp</text:span><text:span text:style-name="T136">ort</text:span><text:span text:style-name="T137">)</text:span></text:p>
      <text:p text:style-name="Standard"><text:span text:style-name="T138">Χειριστές</text:span><text:span text:style-name="T139">: Ιδιοκτήτης Γηπέδου, Διαχειριστής ,Χρήστης</text:span></text:p>
      <text:soft-page-break/>
      <text:p text:style-name="Standard"><text:span text:style-name="T140">Περιγραφή</text:span><text:span text:style-name="T141">: Αυτή η περίπτωση χρήσης αρχίζει όταν ο διαχειριστής επιλέξει “</text:span><text:span text:style-name="T142">Technical</text:span><text:span text:style-name="T143"><text:s/></text:span><text:span text:style-name="T144">Support</text:span><text:span text:style-name="T145">” και του επιτρέπει να δει τα μηνύματα του από χρήστες ή ιδιοκτήτες, να απαντήσει η να τα διαγράψει<text:s/></text:span><text:span text:style-name="T146"><text:s/></text:span><text:span text:style-name="T147">. Η περίπτωση χρήσης τελειώνει όταν ο διαχειριστής κλείσει το παράθυρο του μηνύματος, απαντήσει ή διαγράψει το μήνυμα.</text:span></text:p>
      <text:p text:style-name="P148"/>
      <text:p text:style-name="Standard"><text:span text:style-name="T149"><text:s text:c="5"/></text:span><text:span text:style-name="T150"><text:s text:c="6"/></text:span></text:p>
      <text:p text:style-name="P151"/>
      <text:p text:style-name="Standard"><text:span text:style-name="T152">Βασική ροή:</text:span></text:p>
      <text:list text:style-name="WWNum3">
        <text:list-item text:start-value="1">
          <text:p text:style-name="P153"><text:span text:style-name="T154">Ο διαχειριστής πλοηγείται<text:s/></text:span><text:span text:style-name="T155">στην αρχική σελίδα</text:span><text:span text:style-name="T156"><text:s/>της εφαρμογής και επιλέγει “</text:span><text:span text:style-name="T157">Technical</text:span><text:span text:style-name="T158"><text:s/></text:span><text:span text:style-name="T159">Support</text:span><text:span text:style-name="T160">”</text:span><text:span text:style-name="T161">.</text:span></text:p>
        </text:list-item>
        <text:list-item>
          <text:p text:style-name="P162"><text:span text:style-name="T163">Το σύστημα<text:s/></text:span><text:span text:style-name="T164">αντλεί πληροφορίες</text:span><text:span text:style-name="T165"><text:s/>τα μηνύματα που έχουν σταλθεί από χρήστες και ιδιοκτήτες</text:span><text:span text:style-name="T166">.</text:span></text:p>
        </text:list-item>
        <text:list-item>
          <text:p text:style-name="P167"><text:span text:style-name="T168">Ο διαχειριστής <text:s/>επιλέγει ένα μήνυμα</text:span><text:span text:style-name="T169"><text:s/>και αφού το</text:span><text:span text:style-name="T170"><text:s/>διαβ</text:span><text:span text:style-name="T171">άσει στέλνει την απάντηση του</text:span><text:span text:style-name="T172">.</text:span></text:p>
        </text:list-item>
        <text:list-item>
          <text:p text:style-name="P173"><text:span text:style-name="T174">Το σύστημα<text:s/></text:span><text:span text:style-name="T175">αποθηκεύει την απάντηση και ενημερώνεται.</text:span></text:p>
        </text:list-item>
        <text:list-item>
          <text:p text:style-name="P176"><text:span text:style-name="T177">///</text:span><text:span text:style-name="T178">Το σύστημα εμφανίζει την απάντηση του διαχειριστή στον αρχικό αποστολέα του μηνύματος.</text:span><text:span text:style-name="T179">///</text:span></text:p>
        </text:list-item>
        <text:list-item>
          <text:p text:style-name="P180">Το σύστημα εμφανίζει μήνυμα<text:s/>“<text:span text:style-name="T181">Send</text:span>!”.</text:p>
        </text:list-item>
        <text:list-item>
          <text:p text:style-name="P182">Το σύστημα δίνει την δυνατότητα στον διαχειριστή να συνεχίσει να πλοηγείται στα μηνύματα είτε να επιστρέψει στην αρχική σελίδα.</text:p>
        </text:list-item>
      </text:list>
      <text:p text:style-name="Παράγραφοςλίστας"/>
      <text:p text:style-name="P183"/>
      <text:p text:style-name="Standard"><text:span text:style-name="T184">Εναλλακτική ροή 1:</text:span></text:p>
      <text:p text:style-name="P185"><text:s text:c="4"/>3.1.1)Ο διαχειριστής επιλέγει ένα μήνυμα και αφού το διαβάσει επιλέγει να το διαγράψει.</text:p>
      <text:p text:style-name="P186"><text:s text:c="4"/>3.1.2) Το σύστημα αποθηκεύει τις αλλαγές και ενημερώνεται.</text:p>
      <text:p text:style-name="Standard"><text:span text:style-name="T187"><text:s text:c="4"/>3.1.3)Το σύστημα<text:s/></text:span><text:span text:style-name="T188">εμφανίζει μήνυμα “</text:span><text:span text:style-name="T189">This message has been deleted</text:span><text:span text:style-name="T190">!”.</text:span></text:p>
      <text:p text:style-name="Standard"><text:span text:style-name="T191"><text:s text:c="4"/>3.1.4)</text:span><text:s/><text:span text:style-name="T192">Η εναλλ</text:span><text:span text:style-name="T193">ακτική ροή μεταβαίνει στο βήμα 7</text:span><text:span text:style-name="T194"><text:s/>της <text:s/>βασικής ροής της περίπτωσης χρήσης.</text:span></text:p>
      <text:p text:style-name="P195"/>
      <text:p text:style-name="Standard"><text:span text:style-name="T196">Τίτλος</text:span><text:span text:style-name="T197">:<text:s/></text:span><text:span text:style-name="T198">Modify</text:span><text:span text:style-name="T199"><text:s/></text:span><text:span text:style-name="T200">application</text:span></text:p>
      <text:p text:style-name="Standard"><text:span text:style-name="T201">Χειριστές</text:span><text:span text:style-name="T202">: Διαχειριστής</text:span></text:p>
      <text:p text:style-name="Standard"><text:span text:style-name="T203">Περιγραφή</text:span><text:span text:style-name="T204">: Αυτή η περίπτωση χρήσης αρχίζει όταν ο διαχειριστής επιλέξει “</text:span><text:span text:style-name="T205">Modify</text:span><text:span text:style-name="T206"><text:s/></text:span><text:span text:style-name="T207">application</text:span><text:span text:style-name="T208">” και του δίνει την δυνατότητα να διαγράψει ή να προσθέσει σε μια από τις κατηγορί</text:span><text:span text:style-name="T209">ες<text:s/></text:span><text:span text:style-name="T210">User</text:span><text:span text:style-name="T211">,<text:s/></text:span><text:span text:style-name="T212">Court</text:span><text:span text:style-name="T213"><text:s/>και<text:s/></text:span><text:span text:style-name="T214">Group</text:span><text:span text:style-name="T215">. Η περίπτωση χρήσης τελειώνει όταν μετά από αυτές τις ενέργειες το σύστημα ενημερώσει την βάση δεδομένων και εμφανίσει το κατάλληλο μήνυμα στην οθόνη του διαχειριστή.</text:span></text:p>
      <text:p text:style-name="P216"/>
      <text:p text:style-name="Standard"><text:span text:style-name="T217">ΒΑΣΙΚΗ ΡΟΗ</text:span><text:span text:style-name="T218">:</text:span></text:p>
      <text:list text:style-name="WWNum4">
        <text:list-item text:start-value="1">
          <text:p text:style-name="P219"><text:span text:style-name="T220">Ο διαχειριστής πλοηγείται<text:s/></text:span><text:span text:style-name="T221">στην αρχική</text:span><text:span text:style-name="T222"><text:s/>σελίδα</text:span><text:span text:style-name="T223"><text:s/>της εφαρμογής και πατάει το κουμπί <text:s/></text:span><text:span text:style-name="T224">Modify</text:span><text:span text:style-name="T225"><text:s/></text:span><text:span text:style-name="T226">application</text:span><text:span text:style-name="T227">.</text:span></text:p>
        </text:list-item>
        <text:list-item>
          <text:p text:style-name="P228"><text:span text:style-name="T229">Το σύστημα μεταφέρει τον διαχειριστή σε οθόνη με τις επιλογές<text:s/></text:span><text:span text:style-name="T230">Delete</text:span><text:span text:style-name="T231"><text:s/>και<text:s/></text:span><text:span text:style-name="T232">Add</text:span><text:span text:style-name="T233">.</text:span></text:p>
        </text:list-item>
        <text:list-item>
          <text:p text:style-name="P234"><text:span text:style-name="T235">Ο διαχειριστής επιλέγει να διαγράψει.</text:span></text:p>
        </text:list-item>
        <text:list-item>
          <text:p text:style-name="P236"><text:span text:style-name="T237">Το σύστημα δίνει την δυνατότητα επιλογής στον διαχειριστή από τις κατηγορίες</text:span><text:span text:style-name="T238"><text:s/></text:span><text:span text:style-name="T239">User</text:span><text:span text:style-name="T240">,<text:s/></text:span><text:span text:style-name="T241">Court</text:span><text:span text:style-name="T242"><text:s/>και<text:s/></text:span><text:span text:style-name="T243">Group</text:span><text:span text:style-name="T244">.</text:span></text:p>
        </text:list-item>
        <text:list-item>
          <text:p text:style-name="P245"><text:span text:style-name="T246">Ο διαχειριστής επιλέγει την κατηγορία<text:s/></text:span><text:span text:style-name="T247">User</text:span><text:span text:style-name="T248">.</text:span></text:p>
        </text:list-item>
        <text:list-item>
          <text:p text:style-name="P249"><text:span text:style-name="T250">Το σύστημα αντλεί δεδομένα για όλους τους χρήστες της εφαρμογής.</text:span></text:p>
        </text:list-item>
        <text:list-item>
          <text:p text:style-name="P251"><text:span text:style-name="T252">Ο διαχειριστής επιλέγει τον χρήστη που θέλει να διαγράψει από την εφαρμογή.</text:span></text:p>
        </text:list-item>
        <text:list-item>
          <text:p text:style-name="P253"><text:span text:style-name="T254">Το σύστημα διαγράφει τον χρήστη.</text:span></text:p>
        </text:list-item>
        <text:list-item>
          <text:p text:style-name="P255"><text:span text:style-name="T256">Το σύστημα εμφ</text:span><text:span text:style-name="T257">ανίζει μήνυμα ”</text:span><text:span text:style-name="T258">User</text:span><text:span text:style-name="T259"><text:s/></text:span><text:span text:style-name="T260">deleted</text:span><text:span text:style-name="T261">!” στην οθόνη του διαχειριστή.</text:span></text:p>
        </text:list-item>
      </text:list>
      <text:p text:style-name="P262"/>
      <text:p text:style-name="Standard"><text:span text:style-name="T263">Εναλλακτική ροή 1:</text:span></text:p>
      <text:p text:style-name="Standard"><text:span text:style-name="T264"><text:s text:c="4"/>5.1.1)Ο διαχειριστής επιλέγει την κατηγορία<text:s/></text:span><text:span text:style-name="T265">Court</text:span><text:span text:style-name="T266">.</text:span></text:p>
      <text:p text:style-name="Standard"><text:span text:style-name="T267"><text:s text:c="4"/>5.1.2)Το σύστημα αντλεί δεδομένα για όλα τα γήπεδα της εφαρμογής .</text:span></text:p>
      <text:p text:style-name="Standard"><text:span text:style-name="T268"><text:s text:c="4"/>5.1.3)Ο διαχειριστής επιλέγει το γήπεδο που θέλε</text:span><text:span text:style-name="T269">ι να διαγράψει.</text:span></text:p>
      <text:p text:style-name="Standard"><text:span text:style-name="T270"><text:s text:c="4"/>5.1.4)Το σύστημα διαγράφει το γήπεδο .</text:span></text:p>
      <text:soft-page-break/>
      <text:p text:style-name="Standard"><text:span text:style-name="T271"><text:s text:c="4"/>5.1.5) Το σύστημα εμφανίζει μήνυμα ”</text:span><text:span text:style-name="T272">Court</text:span><text:span text:style-name="T273"><text:s/></text:span><text:span text:style-name="T274">deleted</text:span><text:span text:style-name="T275">!” στην οθόνη του διαχειριστή.</text:span></text:p>
      <text:p text:style-name="P276"/>
      <text:p text:style-name="P277"/>
      <text:p text:style-name="Standard"><text:span text:style-name="T278">Εναλλακτική ροή 2:</text:span></text:p>
      <text:p text:style-name="Standard"><text:span text:style-name="T279"><text:s text:c="4"/>5.2.1)Ο διαχειριστής επιλέγει την κατηγορία<text:s/></text:span><text:span text:style-name="T280">Group</text:span><text:span text:style-name="T281">.</text:span></text:p>
      <text:p text:style-name="Standard"><text:span text:style-name="T282"><text:s text:c="4"/>5.2.2)Το σύστημα εμφανίζει στον δ</text:span><text:span text:style-name="T283">ιαχειριστή τις ενεργές αγγελίες που υπάρχουν στην εφαρμογή εκείνη την στιγμή.</text:span></text:p>
      <text:p text:style-name="Standard"><text:span text:style-name="T284"><text:s text:c="4"/>5.2.3)Ο διαχειριστής επιλέγει την αγγελία που θέλει να διαγράψει.</text:span></text:p>
      <text:p text:style-name="Standard"><text:span text:style-name="T285"><text:s text:c="4"/>5.2.4)Το σύστημα διαγράφει την επιλεγμένη αγγελία.</text:span></text:p>
      <text:p text:style-name="Standard"><text:span text:style-name="T286"><text:s text:c="4"/>5.2.5) Το σύστημα εμφανίζει μήνυμα ”</text:span><text:span text:style-name="T287">Group</text:span><text:span text:style-name="T288"><text:s/></text:span><text:span text:style-name="T289">deleted</text:span><text:span text:style-name="T290">!” στην οθόνη του διαχειριστή.</text:span></text:p>
      <text:p text:style-name="P291"/>
      <text:p text:style-name="P292"/>
      <text:p text:style-name="P293"/>
      <text:p text:style-name="Standard"><text:span text:style-name="T294">Εναλλακτική ροή 3:</text:span></text:p>
      <text:p text:style-name="Standard"><text:span text:style-name="T295"><text:s text:c="4"/>3.3.1)Ο διαχειριστής επιλέγει να προσθέσει.</text:span></text:p>
      <text:p text:style-name="Standard"><text:span text:style-name="T296"><text:s text:c="4"/>3.3.2)</text:span><text:s/><text:span text:style-name="T297">Το σύστημα δίνει την δυνατότητα στον διαχειριστή να επιλέξει μία τις κατηγορίες User, Court και Group.</text:span></text:p>
      <text:p text:style-name="Standard"><text:span text:style-name="T298"><text:s text:c="4"/>3.3.3) Ο διαχειριστής επιλέγει την κατηγορία<text:s/></text:span><text:span text:style-name="T299">Court</text:span><text:span text:style-name="T300">.</text:span></text:p>
      <text:p text:style-name="Standard"><text:span text:style-name="T301"><text:s text:c="4"/>3.3.4) Το σύστημα οδηγεί τον διαχειριστή σε μία φόρμα εισαγωγής γηπέδου.</text:span></text:p>
      <text:p text:style-name="Standard"><text:span text:style-name="T302"><text:s text:c="4"/>3.3.5) Ο διαχει</text:span><text:span text:style-name="T303">ριστής συμπληρώνει την φόρμα.</text:span></text:p>
      <text:p text:style-name="Standard"><text:span text:style-name="T304"><text:s text:c="4"/>3.3.6)Το σύστημα προσθέτει το γήπεδο.</text:span></text:p>
      <text:p text:style-name="Standard"><text:span text:style-name="T305"><text:s text:c="4"/>3.3.7)Το σύστημα εμφανίζει μήνυμα ”</text:span><text:span text:style-name="T306">Court</text:span><text:span text:style-name="T307"><text:s/></text:span><text:span text:style-name="T308">added</text:span><text:span text:style-name="T309">!” στην οθόνη του διαχειριστή.</text:span></text:p>
      <text:p text:style-name="P310"/>
      <text:p text:style-name="Standard"><text:span text:style-name="T311">Εναλλακτική ροή 4:</text:span></text:p>
      <text:p text:style-name="Standard"><text:span text:style-name="T312"><text:s text:c="4"/>3.4.1)Ο διαχειριστής επιλέγει να προσθέσει.</text:span></text:p>
      <text:soft-page-break/>
      <text:p text:style-name="Standard"><text:span text:style-name="T313"><text:s text:c="4"/>3.4.2) Το σύστημα δίνει την δυν</text:span><text:span text:style-name="T314">ατότητα <text:s/>στον διαχειριστή να επιλέξει μία από τις κατηγορίες User, Court και Group.</text:span></text:p>
      <text:p text:style-name="Standard"><text:span text:style-name="T315"><text:s text:c="4"/>3.4.3) Ο διαχειριστής επιλέγει την κατηγορία<text:s/></text:span><text:span text:style-name="T316">Group</text:span><text:span text:style-name="T317">.</text:span></text:p>
      <text:p text:style-name="Standard"><text:span text:style-name="T318"><text:s text:c="4"/>3.4.4) Το σύστημα οδηγεί τον διαχειριστή σε μια φόρμα εισαγωγής αγγελίας παρόμοια με αυτή του χρήστη.</text:span></text:p>
      <text:p text:style-name="Standard"><text:span text:style-name="T319"><text:s text:c="4"/>3.4.5</text:span><text:span text:style-name="T320">) Ο διαχειριστής συμπληρώνει την φόρμα.</text:span></text:p>
      <text:p text:style-name="Standard"><text:span text:style-name="T321"><text:s text:c="4"/>3.4.6)Το σύστημα αποθηκεύει την φόρμα .</text:span></text:p>
      <text:p text:style-name="Standard"><text:span text:style-name="T322"><text:s text:c="4"/>3.4.7) Το σύστημα εμφανίζει μήνυμα ”</text:span><text:span text:style-name="T323">Group</text:span><text:span text:style-name="T324"><text:s/></text:span><text:span text:style-name="T325">added</text:span><text:span text:style-name="T326">!” στην οθόνη του διαχειριστή.</text:span></text:p>
      <text:p text:style-name="P327"/>
      <text:p text:style-name="P328"/>
      <text:p text:style-name="P329"/>
      <text:p text:style-name="P330"/>
      <text:p text:style-name="P331"/>
      <text:p text:style-name="Standard"><text:span text:style-name="T332"><text:s text:c="4"/></text:span></text:p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Standard"/>
      <text:p text:style-name="Παράγραφοςλίστας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Λίστα" style:display-name="Λίστα" style:family="paragraph" style:parent-style-name="Textbody">
      <style:text-properties style:font-name-complex="Arial" fo:font-size="12pt" style:font-size-asian="12pt"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Παράγραφοςλίστας" style:display-name="Παράγραφος λίστας" style:family="paragraph" style:parent-style-name="Standard">
      <style:paragraph-properties fo:margin-left="0.5in">
        <style:tab-stops/>
      </style:paragraph-properties>
      <style:text-properties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1" style:display-name="WWNum3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p1072478@upatras.gr</meta:initial-creator>
    <dc:creator>user</dc:creator>
    <meta:creation-date>2023-03-26T13:22:00Z</meta:creation-date>
    <dc:date>2023-03-26T13:22:00Z</dc: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12" meta:word-count="987" meta:character-count="6309" meta:row-count="44" meta:non-whitespace-character-count="5334"/>
  </office:meta>
</office:document-meta>
</file>